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list-style-name="L1">
      <style:paragraph-properties fo:text-align="start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language="ru" fo:country="RU"/>
    </style:style>
    <style:style style:name="T1" style:family="text">
      <style:text-properties fo:language="ru" fo:country="RU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Money Saver Project</text:h>
      <text:p text:style-name="P4">Начальный период.</text:p>
      <text:h text:style-name="P1" text:outline-level="2"><text:span text:style-name="T1">Входные данные</text:span></text:h>
      <text:list xml:id="list6985870500763388523" text:style-name="L1">
        <text:list-item>
          <text:p text:style-name="P3"><text:span text:style-name="T1">Период:</text:span></text:p>
          <text:list>
            <text:list-item>
              <text:p text:style-name="P3"><text:span text:style-name="T1">Начало периода</text:span></text:p>
            </text:list-item>
            <text:list-item>
              <text:p text:style-name="P3"><text:span text:style-name="T1">Конец периода</text:span></text:p>
            </text:list-item>
            <text:list-item>
              <text:p text:style-name="P3"><text:span text:style-name="T1">Начальная сумма</text:span></text:p>
            </text:list-item>
          </text:list>
        </text:list-item>
        <text:list-item>
          <text:p text:style-name="P3"><text:span text:style-name="T1">Расходы</text:span></text:p>
          <text:list>
            <text:list-item>
              <text:p text:style-name="P3"><text:span text:style-name="T1">Сумма расходов</text:span></text:p>
            </text:list-item>
            <text:list-item>
              <text:p text:style-name="P3"><text:span text:style-name="T1">Описание расходов (опционально)</text:span></text:p>
            </text:list-item>
            <text:list-item>
              <text:p text:style-name="P3"><text:span text:style-name="T1">Дата расходов (опционально)</text:span></text:p>
            </text:list-item>
          </text:list>
        </text:list-item>
        <text:list-item>
          <text:p text:style-name="P3"><text:span text:style-name="T1">Кнопка «Завершить период». Кнопка сама по себе не добавляет новые данные, но передаёт соответствующий сигнал службам, обрабатывающим периодические данные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lja Denisovs</meta:initial-creator>
    <meta:creation-date>2015-04-18T15:45:00</meta:creation-date>
    <meta:generator>OpenOffice/4.1.1$Linux OpenOffice.org_project/411m6$Build-9775</meta:generator>
    <meta:document-statistic meta:table-count="0" meta:image-count="0" meta:object-count="0" meta:page-count="1" meta:paragraph-count="12" meta:word-count="51" meta:character-count="372"/>
    <dc:date>2015-04-18T15:51:40</dc:date>
    <dc:creator>Ilja Denisovs</dc:creator>
    <meta:editing-duration>PT6M43S</meta:editing-duration>
    <meta:editing-cycles>1</meta:editing-cycles>
  </office:meta>
</office:document-meta>
</file>